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 office:value-type="string">
            <text:p>tools-rip-audio-cd</text:p>
          </table:table-cell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 office:value-type="string">
            <text:p>tools-rip-video-cd</text:p>
          </table:table-cell>
          <table:table-cell office:value-type="string">
            <text:p>Ripping VCD disc into video files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9">19-12-2009</text:date>, <text:time>03:38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2-19T03:38:41</dc:date>
    <meta:editing-duration>PT12H48M14S</meta:editing-duration>
    <meta:editing-cycles>18</meta:editing-cycles>
    <dc:creator>nuno pinheiro</dc:creator>
    <meta:document-statistic meta:table-count="3" meta:cell-count="130" meta:object-count="0"/>
  </office:meta>
</office:document-meta>
</file>